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625in" fo:margin-left="-0.1076in" table:align="left" style:writing-mode="lr-tb"/>
    </style:style>
    <style:style style:name="Table1.A" style:family="table-column">
      <style:table-column-properties style:column-width="1.2729in"/>
    </style:style>
    <style:style style:name="Table1.B" style:family="table-column">
      <style:table-column-properties style:column-width="0.5021in"/>
    </style:style>
    <style:style style:name="Table1.C" style:family="table-column">
      <style:table-column-properties style:column-width="4.7875in"/>
    </style:style>
    <style:style style:name="Table1.1" style:family="table-row">
      <style:table-row-properties fo:keep-together="auto"/>
    </style:style>
    <style:style style:name="Table1.A1" style:family="table-cell">
      <style:table-cell-properties style:vertical-align="top" style:border-line-width-left="0.0208in 0.0104in 0.0104in" style:border-line-width-top="0.0208in 0.0104in 0.0104in" style:border-line-width-bottom="0.0208in 0.0104in 0.0104in" fo:padding="0.0729in" fo:border-left="3pt double #000000" fo:border-right="none" fo:border-top="3pt double #000000" fo:border-bottom="3pt double #000000" style:writing-mode="lr-tb"/>
    </style:style>
    <style:style style:name="Table1.B1" style:family="table-cell">
      <style:table-cell-properties style:vertical-align="top" style:border-line-width="0.0208in 0.0104in 0.0104in" fo:padding="0.0729in" fo:border="3pt double #000000" style:writing-mode="lr-tb"/>
    </style:style>
    <style:style style:name="Table1.A9" style:family="table-cell">
      <style:table-cell-properties style:vertical-align="top" style:border-line-width-left="0.0208in 0.0104in 0.0104in" style:border-line-width-bottom="0.0208in 0.0104in 0.0104in" fo:padding="0.0729in" fo:border-left="3pt double #000000" fo:border-right="none" fo:border-top="none" fo:border-bottom="3pt double #000000" style:writing-mode="lr-tb"/>
    </style:style>
    <style:style style:name="Table1.C9" style:family="table-cell">
      <style:table-cell-properties style:vertical-align="top" style:border-line-width-left="0.0208in 0.0104in 0.0104in" style:border-line-width-right="0.0208in 0.0104in 0.0104in" style:border-line-width-bottom="0.0208in 0.0104in 0.0104in" fo:padding="0.0729in" fo:border-left="3pt double #000000" fo:border-right="3pt double #000000" fo:border-top="none" fo:border-bottom="3pt double #000000" style:writing-mode="lr-tb"/>
    </style:style>
    <style:style style:name="P1" style:family="paragraph" style:parent-style-name="Normal_20__28_Web_29_">
      <style:paragraph-properties fo:margin-top="0in" fo:margin-bottom="0.1945in" style:contextual-spacing="false"/>
    </style:style>
    <style:style style:name="P2" style:family="paragraph" style:parent-style-name="Normal_20__28_Web_29_">
      <style:paragraph-properties fo:margin-top="0in" fo:margin-bottom="0.1945in" style:contextual-spacing="false"/>
      <style:text-properties officeooo:rsid="000d0937" officeooo:paragraph-rsid="000d0937"/>
    </style:style>
    <style:style style:name="P3" style:family="paragraph" style:parent-style-name="Normal_20__28_Web_29_">
      <style:paragraph-properties fo:margin-top="0.1945in" fo:margin-bottom="0in" style:contextual-spacing="false"/>
    </style:style>
    <style:style style:name="P4" style:family="paragraph" style:parent-style-name="Normal_20__28_Web_29_">
      <style:paragraph-properties fo:margin-top="0.1945in" fo:margin-bottom="0in" style:contextual-spacing="false" style:snap-to-layout-grid="false"/>
    </style:style>
    <style:style style:name="P5" style:family="paragraph" style:parent-style-name="Normal_20__28_Web_29_">
      <style:paragraph-properties fo:margin-top="0.1945in" fo:margin-bottom="0in" style:contextual-spacing="false"/>
      <style:text-properties officeooo:rsid="0003e601" officeooo:paragraph-rsid="0003e601"/>
    </style:style>
    <style:style style:name="P6" style:family="paragraph" style:parent-style-name="Normal_20__28_Web_29_">
      <style:paragraph-properties fo:margin-top="0.1945in" fo:margin-bottom="0in" style:contextual-spacing="false"/>
      <style:text-properties officeooo:rsid="00061077" officeooo:paragraph-rsid="00061077"/>
    </style:style>
    <style:style style:name="P7" style:family="paragraph" style:parent-style-name="Normal_20__28_Web_29_">
      <style:paragraph-properties fo:margin-top="0.1945in" fo:margin-bottom="0in" style:contextual-spacing="false"/>
      <style:text-properties officeooo:rsid="000d0937" officeooo:paragraph-rsid="000d0937"/>
    </style:style>
    <style:style style:name="P8" style:family="paragraph" style:parent-style-name="Normal_20__28_Web_29_">
      <style:paragraph-properties fo:margin-top="0.1945in" fo:margin-bottom="0in" style:contextual-spacing="false"/>
      <style:text-properties officeooo:rsid="000e8d9f" officeooo:paragraph-rsid="000e8d9f"/>
    </style:style>
    <style:style style:name="P9" style:family="paragraph" style:parent-style-name="Normal_20__28_Web_29_">
      <style:paragraph-properties fo:margin-top="0.1945in" fo:margin-bottom="0in" style:contextual-spacing="false"/>
      <style:text-properties officeooo:rsid="000c35b5" officeooo:paragraph-rsid="000e8d9f"/>
    </style:style>
    <style:style style:name="P10" style:family="paragraph" style:parent-style-name="Normal_20__28_Web_29_">
      <style:paragraph-properties fo:margin-top="0.1945in" fo:margin-bottom="0in" style:contextual-spacing="false" style:snap-to-layout-grid="false"/>
      <style:text-properties officeooo:rsid="000c35b5" officeooo:paragraph-rsid="000e8d9f"/>
    </style:style>
    <style:style style:name="P11" style:family="paragraph" style:parent-style-name="Standard">
      <style:paragraph-properties fo:margin-top="0.1945in" fo:margin-bottom="0in" style:contextual-spacing="false"/>
      <style:text-properties officeooo:rsid="000c35b5" officeooo:paragraph-rsid="000e8d9f"/>
    </style:style>
    <style:style style:name="P12" style:family="paragraph" style:parent-style-name="Standard">
      <style:paragraph-properties style:snap-to-layout-grid="false"/>
    </style:style>
    <style:style style:name="P13" style:family="paragraph" style:parent-style-name="Standard">
      <style:paragraph-properties style:snap-to-layout-grid="false"/>
      <style:text-properties officeooo:rsid="000d0937" officeooo:paragraph-rsid="000d0937"/>
    </style:style>
    <style:style style:name="P14" style:family="paragraph" style:parent-style-name="Standard">
      <style:paragraph-properties style:snap-to-layout-grid="false"/>
      <style:text-properties officeooo:rsid="000c35b5" officeooo:paragraph-rsid="000e8d9f"/>
    </style:style>
    <style:style style:name="P15" style:family="paragraph" style:parent-style-name="Standard">
      <style:text-properties officeooo:rsid="000c35b5" officeooo:paragraph-rsid="000e8d9f"/>
    </style:style>
    <style:style style:name="P16" style:family="paragraph" style:parent-style-name="Normal_20__28_Web_29_">
      <style:paragraph-properties fo:margin-left="0in" fo:margin-right="0in" fo:margin-top="0.1945in" fo:margin-bottom="0.1945in" style:contextual-spacing="false" fo:text-indent="0in" style:auto-text-indent="false"/>
    </style:style>
    <style:style style:name="P17" style:family="paragraph" style:parent-style-name="Normal_20__28_Web_29_">
      <style:paragraph-properties fo:margin-left="0in" fo:margin-right="0in" fo:margin-top="0.1945in" fo:margin-bottom="0.1945in" style:contextual-spacing="false" fo:text-indent="0in" style:auto-text-indent="false"/>
      <style:text-properties officeooo:rsid="0006a087" officeooo:paragraph-rsid="0006a087"/>
    </style:style>
    <style:style style:name="P18" style:family="paragraph" style:parent-style-name="Normal_20__28_Web_29_">
      <style:paragraph-properties fo:margin-left="0in" fo:margin-right="0in" fo:margin-top="0.1945in" fo:margin-bottom="0.1945in" style:contextual-spacing="false" fo:text-indent="0in" style:auto-text-indent="false"/>
      <style:text-properties officeooo:rsid="0007cbe1" officeooo:paragraph-rsid="0007cbe1"/>
    </style:style>
    <style:style style:name="P19" style:family="paragraph" style:parent-style-name="Normal_20__28_Web_29_">
      <style:paragraph-properties fo:margin-left="0in" fo:margin-right="0in" fo:margin-top="0.1945in" fo:margin-bottom="0.1945in" style:contextual-spacing="false" fo:text-indent="0in" style:auto-text-indent="false"/>
      <style:text-properties fo:font-weight="bold" officeooo:rsid="0007cbe1" officeooo:paragraph-rsid="0007cbe1" style:font-weight-asian="bold" style:font-weight-complex="bold"/>
    </style:style>
    <style:style style:name="P20" style:family="paragraph" style:parent-style-name="Normal_20__28_Web_29_">
      <style:text-properties fo:font-weight="bold" style:font-weight-asian="bold" style:font-weight-complex="bold"/>
    </style:style>
    <style:style style:name="P21" style:family="paragraph" style:parent-style-name="Standard" style:list-style-name="WW8Num1">
      <style:text-properties officeooo:rsid="000c35b5" officeooo:paragraph-rsid="000d4e6d"/>
    </style:style>
    <style:style style:name="P22" style:family="paragraph" style:parent-style-name="Normal_20__28_Web_29_" style:master-page-name="Standard">
      <style:paragraph-properties fo:margin-top="0in" fo:margin-bottom="0.1945in" style:contextual-spacing="false" fo:text-align="center" style:justify-single-word="false" style:page-number="auto"/>
    </style:style>
    <style:style style:name="P23" style:family="paragraph" style:parent-style-name="Normal_20__28_Web_29_" style:list-style-name="WW8Num1"/>
    <style:style style:name="P24" style:family="paragraph" style:parent-style-name="Normal_20__28_Web_29_" style:list-style-name="WW8Num1">
      <style:text-properties officeooo:paragraph-rsid="00051944"/>
    </style:style>
    <style:style style:name="P25" style:family="paragraph" style:parent-style-name="Normal_20__28_Web_29_" style:list-style-name="WW8Num1">
      <style:text-properties officeooo:paragraph-rsid="0004ffbc"/>
    </style:style>
    <style:style style:name="P26" style:family="paragraph" style:parent-style-name="Normal_20__28_Web_29_" style:list-style-name="WW8Num1">
      <style:text-properties officeooo:paragraph-rsid="000d4e6d"/>
    </style:style>
    <style:style style:name="P27" style:family="paragraph" style:parent-style-name="Normal_20__28_Web_29_" style:list-style-name="WW8Num1">
      <style:text-properties officeooo:rsid="0004ffbc" officeooo:paragraph-rsid="00051944"/>
    </style:style>
    <style:style style:name="P28" style:family="paragraph" style:parent-style-name="Normal_20__28_Web_29_" style:list-style-name="WW8Num1">
      <style:text-properties officeooo:rsid="00061077" officeooo:paragraph-rsid="00061077"/>
    </style:style>
    <style:style style:name="P29" style:family="paragraph" style:parent-style-name="Normal_20__28_Web_29_" style:list-style-name="WW8Num1">
      <style:text-properties officeooo:rsid="000d0937" officeooo:paragraph-rsid="000d0937"/>
    </style:style>
    <style:style style:name="P30" style:family="paragraph" style:parent-style-name="Normal_20__28_Web_29_" style:list-style-name="WW8Num1">
      <style:text-properties officeooo:rsid="00095c4c" officeooo:paragraph-rsid="000d0937"/>
    </style:style>
    <style:style style:name="P31" style:family="paragraph" style:parent-style-name="Normal_20__28_Web_29_" style:list-style-name="WW8Num1">
      <style:text-properties officeooo:rsid="000c35b5" officeooo:paragraph-rsid="000d4e6d"/>
    </style:style>
    <style:style style:name="T1" style:family="text">
      <style:text-properties officeooo:rsid="0004ffbc"/>
    </style:style>
    <style:style style:name="T2" style:family="text">
      <style:text-properties officeooo:rsid="00051944"/>
    </style:style>
    <style:style style:name="T3" style:family="text">
      <style:text-properties fo:font-style="italic" style:font-style-asian="italic" style:font-style-complex="italic"/>
    </style:style>
    <style:style style:name="T4" style:family="text">
      <style:text-properties fo:font-style="italic" officeooo:rsid="00051944" style:font-style-asian="italic" style:font-style-complex="italic"/>
    </style:style>
    <style:style style:name="T5" style:family="text">
      <style:text-properties fo:font-style="italic" officeooo:rsid="0004ffbc" style:font-style-asian="italic" style:font-style-complex="italic"/>
    </style:style>
    <style:style style:name="T6" style:family="text">
      <style:text-properties fo:font-style="italic" officeooo:rsid="0009ae23" style:font-style-asian="italic" style:font-style-complex="italic"/>
    </style:style>
    <style:style style:name="T7" style:family="text">
      <style:text-properties fo:font-style="italic" officeooo:rsid="00061077" style:font-style-asian="italic" style:font-style-complex="italic"/>
    </style:style>
    <style:style style:name="T8" style:family="text">
      <style:text-properties fo:font-style="italic" officeooo:rsid="000af1ce" style:font-style-asian="italic" style:font-style-complex="italic"/>
    </style:style>
    <style:style style:name="T9" style:family="text">
      <style:text-properties officeooo:rsid="00061077"/>
    </style:style>
    <style:style style:name="T10" style:family="text">
      <style:text-properties officeooo:rsid="0007cbe1"/>
    </style:style>
    <style:style style:name="T11" style:family="text">
      <style:text-properties officeooo:rsid="000af1ce"/>
    </style:style>
    <style:style style:name="T12" style:family="text">
      <style:text-properties officeooo:rsid="000d0937"/>
    </style:style>
    <style:style style:name="T13" style:family="text">
      <style:text-properties officeooo:rsid="00095c4c"/>
    </style:style>
    <style:style style:name="T14" style:family="text">
      <style:text-properties officeooo:rsid="000b032f"/>
    </style:style>
    <style:style style:name="T15" style:family="text">
      <style:text-properties officeooo:rsid="000d4e6d"/>
    </style:style>
    <style:style style:name="T16" style:family="text">
      <style:text-properties officeooo:rsid="000e8d9f"/>
    </style:style>
    <style:style style:name="T17" style:family="text">
      <style:text-properties officeooo:rsid="000e92de"/>
    </style:style>
    <style:style style:name="T18" style:family="text">
      <style:text-properties officeooo:rsid="000ffa4a"/>
    </style:style>
    <style:style style:name="T19" style:family="text">
      <style:text-properties officeooo:rsid="0010bb32"/>
    </style:style>
    <style:style style:name="T20" style:family="text">
      <style:text-properties officeooo:rsid="00140d9e"/>
    </style:style>
    <style:style style:name="T21" style:family="text">
      <style:text-properties officeooo:rsid="001569f2"/>
    </style:style>
    <style:style style:name="T22" style:family="text">
      <style:text-properties officeooo:rsid="001788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2">Gestione</text:span> Richiesta Offerta</text:p>
      <text:p text:style-name="Normal_20__28_Web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USE CASE <text:span text:style-name="T10">1</text:span></text:p>
          </table:table-cell>
          <table:table-cell table:style-name="Table1.B1" table:number-columns-spanned="2" office:value-type="string">
            <text:p text:style-name="P5">Cliente<text:span text:style-name="T21">, PM Algoritmo.</text:span></text:p>
          </table:table-cell>
          <table:covered-table-cell/>
        </table:table-row>
        <table:table-row table:style-name="Table1.1">
          <table:table-cell table:style-name="Table1.A1" office:value-type="string">
            <text:p text:style-name="P3">Compito e contesto</text:p>
          </table:table-cell>
          <table:table-cell table:style-name="Table1.B1" table:number-columns-spanned="2" office:value-type="string">
            <text:p text:style-name="P3">Il cliente inserisce la richiesta di offerta <text:s/>ad AA.</text:p>
            <text:p text:style-name="P7">il Cliente o il PM AA ricercano e modificano la richiesta di offerta</text:p>
          </table:table-cell>
          <table:covered-table-cell/>
        </table:table-row>
        <table:table-row table:style-name="Table1.1">
          <table:table-cell table:style-name="Table1.A1" office:value-type="string">
            <text:p text:style-name="P3">Precondizioni</text:p>
          </table:table-cell>
          <table:table-cell table:style-name="Table1.B1" table:number-columns-spanned="2" office:value-type="string">
            <text:p text:style-name="P3"><text:span text:style-name="T12">L'utente</text:span> ha accesso al sistema AA ed è presente in archivio</text:p>
          </table:table-cell>
          <table:covered-table-cell/>
        </table:table-row>
        <table:table-row table:style-name="Table1.1">
          <table:table-cell table:style-name="Table1.A1" office:value-type="string">
            <text:p text:style-name="P2">Attori coinvolti</text:p>
          </table:table-cell>
          <table:table-cell table:style-name="Table1.B1" table:number-columns-spanned="2" office:value-type="string">
            <text:p text:style-name="P1">Cliente<text:span text:style-name="T12"> PM Algoritmo</text:span></text:p>
          </table:table-cell>
          <table:covered-table-cell/>
        </table:table-row>
        <table:table-row table:style-name="Table1.1">
          <table:table-cell table:style-name="Table1.A1" office:value-type="string">
            <text:p text:style-name="P3">Evento di partenza</text:p>
          </table:table-cell>
          <table:table-cell table:style-name="Table1.B1" table:number-columns-spanned="2" office:value-type="string">
            <text:p text:style-name="P3">Il cliente accede al sistema algoritmo ed attiva il form di <text:span text:style-name="T12">inserimento o di ricerca di </text:span>richiesta di offerta.</text:p>
          </table:table-cell>
          <table:covered-table-cell/>
        </table:table-row>
        <table:table-row table:style-name="Table1.1">
          <table:table-cell table:style-name="Table1.A1" office:value-type="string">
            <text:p text:style-name="P3">Scenario base</text:p>
          </table:table-cell>
          <table:table-cell table:style-name="Table1.A1" office:value-type="string">
            <text:p text:style-name="P3">Step</text:p>
          </table:table-cell>
          <table:table-cell table:style-name="Table1.B1" office:value-type="string">
            <text:p text:style-name="P3">Action</text:p>
          </table:table-cell>
        </table:table-row>
        <table:table-row table:style-name="Table1.1">
          <table:table-cell table:style-name="Table1.A1" office:value-type="string">
            <text:p text:style-name="Standard">Selezione dell'operazione</text:p>
          </table:table-cell>
          <table:table-cell table:style-name="Table1.A1" office:value-type="string">
            <text:p text:style-name="P3">1</text:p>
          </table:table-cell>
          <table:table-cell table:style-name="Table1.B1" office:value-type="string">
            <text:p text:style-name="P3">Il cliente accede al sistema algoritmo con un utente appartenente ad uno dei ruoli assegneti al cliente e seleziona l'azione di inserimento della richiesta di offerta. </text:p>
          </table:table-cell>
        </table:table-row>
        <table:table-row table:style-name="Table1.1">
          <table:table-cell table:style-name="Table1.A1" office:value-type="string">
            <text:p text:style-name="P12"/>
          </table:table-cell>
          <table:table-cell table:style-name="Table1.A1" office:value-type="string">
            <text:p text:style-name="P3">2</text:p>
          </table:table-cell>
          <table:table-cell table:style-name="Table1.B1" office:value-type="string">
            <text:p text:style-name="P3">Il sistema apre il form da utilizzare per la richiesta di offerta (<text:span text:style-name="T18">si veda</text:span> punto 1.)</text:p>
          </table:table-cell>
        </table:table-row>
        <table:table-row table:style-name="Table1.1">
          <table:table-cell table:style-name="Table1.A9" office:value-type="string">
            <text:p text:style-name="Standard">Selezione dei documenti da inviare</text:p>
          </table:table-cell>
          <table:table-cell table:style-name="Table1.A9" office:value-type="string">
            <text:p text:style-name="P3">2</text:p>
          </table:table-cell>
          <table:table-cell table:style-name="Table1.C9" office:value-type="string">
            <text:p text:style-name="P3">Il cliente seleziona, tramite il pulsante "aggiungi documenti" i documenti da inviare e li <text:span text:style-name="T1">inserisce</text:span> <text:span text:style-name="T1">nel</text:span> sistema.</text:p>
            <text:p text:style-name="P3"/>
          </table:table-cell>
        </table:table-row>
        <table:table-row table:style-name="Table1.1">
          <table:table-cell table:style-name="Table1.A1" office:value-type="string">
            <text:p text:style-name="Standard">Invio dell'offerta</text:p>
          </table:table-cell>
          <table:table-cell table:style-name="Table1.A1" office:value-type="string">
            <text:p text:style-name="P3">3</text:p>
          </table:table-cell>
          <table:table-cell table:style-name="Table1.B1" office:value-type="string">
            <text:p text:style-name="Standard">Il cliente seleziona il pulsante "Invia offerta" e l'offerta viene inviata (<text:span text:style-name="T18">si </text:span>ved<text:span text:style-name="T18">a</text:span> <text:span text:style-name="T18">punto</text:span> 2)</text:p>
          </table:table-cell>
        </table:table-row>
        <table:table-row table:style-name="Table1.1">
          <table:table-cell table:style-name="Table1.A1" office:value-type="string">
            <text:p text:style-name="P3">Varianti</text:p>
          </table:table-cell>
          <table:table-cell table:style-name="Table1.A1" office:value-type="string">
            <text:p text:style-name="P12"/>
          </table:table-cell>
          <table:table-cell table:style-name="Table1.B1" office:value-type="string">
            <text:p text:style-name="P4"/>
          </table:table-cell>
        </table:table-row>
        <text:soft-page-break/>
        <table:table-row table:style-name="Table1.1">
          <table:table-cell table:style-name="Table1.A1" office:value-type="string">
            <text:p text:style-name="Standard"> </text:p>
          </table:table-cell>
          <table:table-cell table:style-name="Table1.A1" office:value-type="string">
            <text:p text:style-name="P3">3.1</text:p>
          </table:table-cell>
          <table:table-cell table:style-name="Table1.B1" office:value-type="string">
            <text:p text:style-name="P3">Il cliente seleziona il tasto "cancella".</text:p>
            <text:p text:style-name="P3">Il form viene ripulito.</text:p>
          </table:table-cell>
        </table:table-row>
        <table:table-row table:style-name="Table1.1">
          <table:table-cell table:style-name="Table1.A9" office:value-type="string">
            <text:p text:style-name="P12"/>
          </table:table-cell>
          <table:table-cell table:style-name="Table1.A9" office:value-type="string">
            <text:p text:style-name="P3">3.2</text:p>
          </table:table-cell>
          <table:table-cell table:style-name="Table1.C9" office:value-type="string">
            <text:p text:style-name="P3">Il cliente seleziona il tasto "chiudi".</text:p>
            <text:p text:style-name="P3">Il form viene chiuso.</text:p>
          </table:table-cell>
        </table:table-row>
        <table:table-row table:style-name="Table1.1">
          <table:table-cell table:style-name="Table1.A9" office:value-type="string">
            <text:p text:style-name="P12"/>
          </table:table-cell>
          <table:table-cell table:style-name="Table1.A9" office:value-type="string">
            <text:p text:style-name="P6">3.3</text:p>
          </table:table-cell>
          <table:table-cell table:style-name="Table1.C9" office:value-type="string">
            <text:p text:style-name="P6">Nel sistema è già presente una o più richieste di offerta in <text:span text:style-name="T18">stato INVIATA</text:span> (si veda punto 3).</text:p>
            <text:p text:style-name="P6">Il sistema presenta la lista delle richieste di offerta trovate in archivio relative all'utente ed al cliente.</text:p>
          </table:table-cell>
        </table:table-row>
        <table:table-row table:style-name="Table1.1">
          <table:table-cell table:style-name="Table1.A9" office:value-type="string">
            <text:p text:style-name="P12"/>
          </table:table-cell>
          <table:table-cell table:style-name="Table1.A9" office:value-type="string">
            <text:p text:style-name="P6">3.3.1</text:p>
          </table:table-cell>
          <table:table-cell table:style-name="Table1.C9" office:value-type="string">
            <text:p text:style-name="P6">Il cliente <text:s/>modifica una delle richieste di offerta presenti nel sistema.</text:p>
            <text:p text:style-name="P6">L'offerta viene modificata e <text:span text:style-name="T18">archiviata</text:span> come descritto nel punto 4</text:p>
          </table:table-cell>
        </table:table-row>
        <table:table-row table:style-name="Table1.1">
          <table:table-cell table:style-name="Table1.A9" office:value-type="string">
            <text:p text:style-name="P12"/>
          </table:table-cell>
          <table:table-cell table:style-name="Table1.A9" office:value-type="string">
            <text:p text:style-name="P6">3.3.1</text:p>
          </table:table-cell>
          <table:table-cell table:style-name="Table1.C9" office:value-type="string">
            <text:p text:style-name="P6">Il Cliente Cancella la richiesta di offerta</text:p>
            <text:p text:style-name="P6">La richiesta di offerta viene cancellata, come descritto nel <text:span text:style-name="T17">punto</text:span> 5</text:p>
          </table:table-cell>
        </table:table-row>
        <table:table-row table:style-name="Table1.1">
          <table:table-cell table:style-name="Table1.A9" office:value-type="string">
            <text:p text:style-name="P13">Ricerca Richiesta di Offerta</text:p>
          </table:table-cell>
          <table:table-cell table:style-name="Table1.A9" office:value-type="string">
            <text:p text:style-name="P7">4</text:p>
          </table:table-cell>
          <table:table-cell table:style-name="Table1.C9" office:value-type="string">
            <text:p text:style-name="P7">L'utente si collega al sistema e seleziona l'azione di ricerca delle richieste di offerta.</text:p>
            <text:p text:style-name="P7">Il sistema apre il form da utilizzare per la <text:span text:style-name="T13">ricerca</text:span> di offerta (<text:span text:style-name="T18">si veda</text:span> punto <text:span text:style-name="T15">6</text:span>.)</text:p>
          </table:table-cell>
        </table:table-row>
        <table:table-row table:style-name="Table1.1">
          <table:table-cell table:style-name="Table1.A9" office:value-type="string">
            <text:p text:style-name="P14">Selezione della richiesta di offerta da modificare</text:p>
          </table:table-cell>
          <table:table-cell table:style-name="Table1.A9" office:value-type="string">
            <text:p text:style-name="P8">5</text:p>
          </table:table-cell>
          <table:table-cell table:style-name="Table1.C9" office:value-type="string">
            <text:p text:style-name="P9">L'attore (PM Algoritmo o cliente) indica i criteri di ricerca e seleziona il tasto CERCA</text:p>
            <text:p text:style-name="P9"/>
            <text:p text:style-name="P9">Il Sistema presenta la lista delle richieste di offerta con le indicazioni riportate al punto <text:span text:style-name="T16">7</text:span>.</text:p>
          </table:table-cell>
        </table:table-row>
        <table:table-row table:style-name="Table1.1">
          <table:table-cell table:style-name="Table1.A9" office:value-type="string">
            <text:p text:style-name="P14">Modifica offerta</text:p>
          </table:table-cell>
          <table:table-cell table:style-name="Table1.A9" office:value-type="string">
            <text:p text:style-name="P8">6</text:p>
          </table:table-cell>
          <table:table-cell table:style-name="Table1.C9" office:value-type="string">
            <text:p text:style-name="P15">Il cliente o il PM Algoritmo seleziona l'offerta da modificare.</text:p>
            <text:p text:style-name="P15"/>
            <text:p text:style-name="P11"><text:soft-page-break/>Il CdU Procede dal passo 3.3.1. </text:p>
          </table:table-cell>
        </table:table-row>
        <table:table-row table:style-name="Table1.1">
          <table:table-cell table:style-name="Table1.A9" office:value-type="string">
            <text:p text:style-name="P10">Modifica Stato offerta</text:p>
          </table:table-cell>
          <table:table-cell table:style-name="Table1.A9" office:value-type="string">
            <text:p text:style-name="P8">7</text:p>
          </table:table-cell>
          <table:table-cell table:style-name="Table1.C9" office:value-type="string">
            <text:p text:style-name="P10">Il PM Algoritmo modifica <text:s/>lo stato dell<text:span text:style-name="T22">a richiesta di </text:span>offerta.</text:p>
            <text:p text:style-name="P10">Il sistema permette al PM algoritmo di indicare il nuovo stato della richiesta di offerta tra quelli presenti nella tabella S<text:span text:style-name="T19">tato_Richiesta_Offerta</text:span> <text:span text:style-name="T19">(si veda punto 7)</text:span> </text:p>
          </table:table-cell>
        </table:table-row>
      </table:table>
      <text:p text:style-name="P20">Dettagli</text:p>
      <text:list xml:id="list8104408180616376124" text:style-name="WW8Num1">
        <text:list-item>
          <text:p text:style-name="P23">il form con la richiesta di offerta deve contenere la possibilità di allegare uno o piu' file ed un text box per inserire eventuali richieste. E' obbligatorio l'invio di almeno un documento. E due pulsanti: uno per la conferma e l'invio ed uno per la cancellazione dei dati.</text:p>
        </text:list-item>
        <text:list-item>
          <text:p text:style-name="P24"><text:s/><text:span text:style-name="T1">Nella tabella Richiesta_Offerta viene inserito un nuovo record con stato INSERITA, l'identificativo del cliente e l'identificativo dell'utente che si è collegato e il contenuto del text box con le richiesta nel campo </text:span><text:span text:style-name="T5">richieste</text:span><text:span text:style-name="T4">_cliente</text:span><text:span text:style-name="T1">. </text:span></text:p>
          <text:p text:style-name="P27">Utilizzando l'id della Richiesta_Offerta inserita ed il codice cliente presente nella tabella Anagrafica_Clienti, si crea la directory codice_cliente/offerte/richiest<text:span text:style-name="T11">e</text:span>_offerta<text:span text:style-name="T11">/</text:span><text:span text:style-name="T8">web</text:span>_id_della_richiesta_di_offerta, dove si depositano i file inseriti nella form.</text:p>
          <text:p text:style-name="P24"><text:span text:style-name="T2">Nella tabella Richieste_Offerta si completa il record inserendo il path appena costruito in corrispondenza del campo </text:span><text:span text:style-name="T4">path</text:span><text:span text:style-name="T2">. </text:span></text:p>
          <text:p text:style-name="P28">Il sistema invia un messaggio al PM Algoritmo con la notifica di richiesta di offerta da parte del cliente.</text:p>
        </text:list-item>
        <text:list-item>
          <text:p text:style-name="P27"><text:s/>Il sistema presenta la lista delle richieste di offerta relative all'utente ed al cliente in stato <text:span text:style-name="T18">INSERITA</text:span>, riproponendo i documenti e le richieste presenti in archivio.</text:p>
        </text:list-item>
        <text:list-item>
          <text:p text:style-name="P25"><text:s/><text:span text:style-name="T9">La directory indicata nel campo </text:span><text:span text:style-name="T7">path</text:span><text:span text:style-name="T9"> della tabella Richieste_Offerta viene cancellata. Il record della tabella Richieste_Offerta modificato viene sovrascritto e si indica la nuova data di inserimento e lo stato dell'offerta INSERITA.</text:span></text:p>
          <text:p text:style-name="P29">Se l'offerta viene modificata dal PM Algoritmo, il campo idUtente della tabella Richieste_Offerta NON deve essere modificato.</text:p>
          <text:p text:style-name="P28">Il sistema invia un messaggio al PM Algoritmo con la notifica della modifica della richiesta di offerta. </text:p>
        </text:list-item>
        <text:list-item>
          <text:p text:style-name="P28"><text:soft-page-break/>Il campo <text:span text:style-name="T3">id</text:span><text:span text:style-name="T6">Stato</text:span><text:span text:style-name="T3">_richiesta_offerta</text:span> viene modificato con l'identificativo corrispondente allo stato calcellata.</text:p>
          <text:p text:style-name="P28">Il sistema invia un messaggio al PM Algoritmo con la notifica della cancellazione della richiesta di offerta<text:span text:style-name="T12">.</text:span></text:p>
        </text:list-item>
        <text:list-item>
          <text:p text:style-name="P30">La <text:span text:style-name="T14">r</text:span>icerca può avvenire per numero, per utente che l<text:span text:style-name="T14">'</text:span>ha inserita, <text:span text:style-name="T12">per data di inserimento, </text:span>per stato<text:span text:style-name="T12">, o </text:span>per cliente (solo PM Algoritmo)<text:span text:style-name="T12">. </text:span></text:p>
        </text:list-item>
        <text:list-item>
          <text:p text:style-name="P21">Il cliente può modificare unicamente le richieste di offerta che si trovano nello stato INSERITA. Il PM algoritmo può anche modificare lo stato della richiesta di offerta. Nel caso in cui il PM algoritmo mo<text:span text:style-name="T18">d</text:span>ific<text:span text:style-name="T18">hi</text:span> una richiesta di offerta nello stato INSERITA (come se fosse il cliente) il campo <text:span text:style-name="T3">idUtente</text:span> della tabella Richieste_Offerta NON deve essere modificato, ma deve rimanere l'idUtente del cliente che ha effettuato <text:span text:style-name="T18">l'</text:span>inserimento <text:span text:style-name="T18">precedente </text:span>(si ricorda che il PM algoritmo non puo' inserire richieste di offerta.</text:p>
          <text:p text:style-name="P31">Se la richiesta di offerta non è modificabile, il sistema presenta solo i dati inseriti.</text:p>
          <text:p text:style-name="P26"/>
        </text:list-item>
      </text:list>
      <text:p text:style-name="P16"/>
      <text:p text:style-name="P19">Note</text:p>
      <text:p text:style-name="P17"><text:span text:style-name="T10">1. </text:span>Stati della richiesta di offerta:</text:p>
      <text:p text:style-name="P17">INSERITA - <text:span text:style-name="T20">La richiesta di </text:span>offerta è stata inserita dal cliente. Il cliente o il PM Algoritmo possono modificarla o cancellarla.</text:p>
      <text:p text:style-name="P17">IN LAVORAZIONE - La richiesta di offerta è elaborata dal PM algoritmo ma l'iter dell'offerta non è completo, la richiesta di offerta non può essere modificata.</text:p>
      <text:p text:style-name="P17">ACCETTATA - L'offerta è stata completata ed accettata dal cliente</text:p>
      <text:p text:style-name="P17">CANCELLATA - La richiesta di offerta è stata cancellata, la richiesta di offert non può essere modificata.</text:p>
      <text:p text:style-name="P18">2. Il PM Algoritmo non può inserire una richiesta di offerta tramite la piattaforma web. Può inserire i file nel DMS ed avviare la procedura di inserimento dell'offerta tramite la piattaforma. In Questo caso, il codice della directory richiesta_offerta contiene il <text:span text:style-name="T11">prefisso</text:span> <text:span text:style-name="T3">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ckburn’s Use Case Template </dc:title>
    <meta:initial-creator>Mohamed Fayad</meta:initial-creator>
    <meta:creation-date>2003-01-12T02:21:00</meta:creation-date>
    <dc:date>2015-07-29T11:55:13.946359674</dc:date>
    <meta:editing-cycles>15</meta:editing-cycles>
    <meta:editing-duration>PT2H21M59S</meta:editing-duration>
    <meta:generator>LibreOffice/4.2.8.2$Linux_X86_64 LibreOffice_project/420m0$Build-2</meta:generator>
    <meta:document-statistic meta:table-count="1" meta:image-count="0" meta:object-count="0" meta:page-count="4" meta:paragraph-count="81" meta:word-count="909" meta:character-count="5790" meta:non-whitespace-character-count="4953"/>
  </office:meta>
</office:document-meta>
</file>